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min-height="13.15cm" fo:min-width="15.16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4.468cm" fo:min-width="4.43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241cm" fo:min-width="3.52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min-height="1.75cm" fo:min-width="7.262cm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5.762cm" svg:height="13.5cm" svg:x="10.038cm" svg:y="1.2cm">
          <text:p text:style-name="P1"><text:span text:style-name="T1">N</text:span><text:span text:style-name="T1">e</text:span><text:span text:style-name="T1">t</text:span><text:span text:style-name="T1">B</text:span><text:span text:style-name="T1">S</text:span><text:span text:style-name="T1">D</text:span><text:span text:style-name="T1"> </text:span><text:span text:style-name="T1">k</text:span><text:span text:style-name="T1">e</text:span><text:span text:style-name="T1">r</text:span><text:span text:style-name="T1">n</text:span><text:span text:style-name="T1">e</text:span><text:span text:style-name="T1">l </text:span><text:span text:style-name="T1">(</text:span><text:span text:style-name="T1">C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552cm" svg:height="5.338cm" svg:x="10.9cm" svg:y="3.1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902cm" svg:height="2.868cm" svg:x="21.158cm" svg:y="7.882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21.158cm" svg:y1="9.316cm" svg:x2="20.2cm" svg:y2="11.431cm" draw:start-shape="id1" draw:end-shape="id2" svg:d="M21158 9316l-958 2115" svg:viewBox="0 0 959 2116">
          <text:p/>
        </draw:connector>
        <draw:connector draw:style-name="gr4" draw:text-style-name="P3" draw:layer="layout" draw:type="line" svg:x1="14.648cm" svg:y1="11.431cm" svg:x2="13.676cm" svg:y2="8.438cm" draw:start-shape="id2" draw:end-shape="id3" draw:end-glue-point="2" svg:d="M14648 11431l-972-2993" svg:viewBox="0 0 973 2994">
          <text:p/>
        </draw:connector>
        <draw:custom-shape draw:style-name="gr5" draw:text-style-name="P2" xml:id="id5" draw:id="id5" draw:layer="layout" svg:width="4.401cm" svg:height="2.871cm" svg:x="11.499cm" svg:y="5.1cm">
          <text:p text:style-name="P1"><text:span text:style-name="T1">Pre/Post</text:span></text:p>
          <text:p text:style-name="P1"><text:span text:style-name="T1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552cm" svg:height="5.338cm" svg:x="14.648cm" svg:y="8.762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4.401cm" svg:height="2.871cm" svg:x="15.247cm" svg:y="10.762cm">
          <text:p text:style-name="P1"><text:span text:style-name="T1">Pre/Post</text:span></text:p>
          <text:p text:style-name="P1"><text:span text:style-name="T1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7.862cm" svg:height="2.1cm" svg:x="1.138cm" svg:y="9.3cm">
          <text:p text:style-name="P1"><text:span text:style-name="T1">Ve</text:span><text:span text:style-name="T1">ri</text:span><text:span text:style-name="T1">Fa</text:span><text:span text:style-name="T1">st </text:span><text:span text:style-name="T1">ve</text:span><text:span text:style-name="T1">rif</text:span><text:span text:style-name="T1">ie</text:span>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9cm" svg:y1="10.35cm" svg:x2="11.499cm" svg:y2="6.535cm" draw:start-shape="id4" draw:end-shape="id5" draw:end-glue-point="3" svg:d="M9000 10350l2499-3815" svg:viewBox="0 0 2500 3816">
          <text:p/>
        </draw:connector>
        <draw:connector draw:style-name="gr7" draw:text-style-name="P3" draw:layer="layout" draw:type="line" svg:x1="9cm" svg:y1="10.35cm" svg:x2="15.247cm" svg:y2="12.197cm" draw:start-shape="id4" draw:start-glue-point="1" draw:end-shape="id6" draw:end-glue-point="3" svg:d="M9000 10350l6247 1847" svg:viewBox="0 0 6248 18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6.924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8-02T21:31:18.752530049</dc:date>
    <meta:editing-duration>PT2H2M18S</meta:editing-duration>
    <meta:editing-cycles>175</meta:editing-cycles>
    <meta:generator>LibreOffice/5.4.0.3$Linux_X86_64 LibreOffice_project/40m0$Build-3</meta:generator>
    <meta:document-statistic meta:object-count="11"/>
  </office:meta>
</office:document-meta>
</file>